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style-name="ce8" office:value-type="date" office:date-value="2024-08-12" calcext:value-type="date">
            <text:p>08/12/24</text:p>
          </table:table-cell>
          <table:table-cell table:style-name="ce8" office:value-type="date" office:date-value="2024-08-13" calcext:value-type="date">
            <text:p>08/13/24</text:p>
          </table:table-cell>
          <table:table-cell table:style-name="ce8" office:value-type="date" office:date-value="2024-08-14" calcext:value-type="date">
            <text:p>08/14/24</text:p>
          </table:table-cell>
          <table:table-cell table:style-name="ce8" office:value-type="date" office:date-value="2024-08-15" calcext:value-type="date">
            <text:p>08/15/24</text:p>
          </table:table-cell>
          <table:table-cell table:style-name="ce8" office:value-type="date" office:date-value="2024-08-16" calcext:value-type="date">
            <text:p>08/16/24</text:p>
          </table:table-cell>
          <table:table-cell table:style-name="ce8" office:value-type="date" office:date-value="2024-08-17" calcext:value-type="date">
            <text:p>08/17/24</text:p>
          </table:table-cell>
          <table:table-cell table:style-name="ce8" office:value-type="date" office:date-value="2024-08-18" calcext:value-type="date">
            <text:p>08/18/24</text:p>
          </table:table-cell>
          <table:table-cell table:style-name="ce8" office:value-type="date" office:date-value="2024-08-19" calcext:value-type="date">
            <text:p>08/19/24</text:p>
          </table:table-cell>
          <table:table-cell table:style-name="ce8" office:value-type="date" office:date-value="2024-08-20" calcext:value-type="date">
            <text:p>08/20/24</text:p>
          </table:table-cell>
          <table:table-cell table:style-name="ce8" office:value-type="date" office:date-value="2024-08-21" calcext:value-type="date">
            <text:p>08/21/24</text:p>
          </table:table-cell>
          <table:table-cell table:style-name="ce8" office:value-type="date" office:date-value="2024-08-22" calcext:value-type="date">
            <text:p>08/22/24</text:p>
          </table:table-cell>
          <table:table-cell table:style-name="ce8" office:value-type="date" office:date-value="2024-08-23" calcext:value-type="date">
            <text:p>08/23/24</text:p>
          </table:table-cell>
          <table:table-cell table:style-name="ce8" office:value-type="date" office:date-value="2024-08-24" calcext:value-type="date">
            <text:p>08/24/24</text:p>
          </table:table-cell>
          <table:table-cell table:style-name="ce8" office:value-type="date" office:date-value="2024-08-25" calcext:value-type="date">
            <text:p>08/25/24</text:p>
          </table:table-cell>
          <table:table-cell table:style-name="ce8" office:value-type="date" office:date-value="2024-08-26" calcext:value-type="date">
            <text:p>08/26/24</text:p>
          </table:table-cell>
          <table:table-cell table:style-name="ce8" office:value-type="date" office:date-value="2024-08-27" calcext:value-type="date">
            <text:p>08/27/24</text:p>
          </table:table-cell>
          <table:table-cell table:style-name="ce8" office:value-type="date" office:date-value="2024-08-28" calcext:value-type="date">
            <text:p>08/28/24</text:p>
          </table:table-cell>
          <table:table-cell table:style-name="ce8" office:value-type="date" office:date-value="2024-08-29" calcext:value-type="date">
            <text:p>08/29/24</text:p>
          </table:table-cell>
          <table:table-cell table:style-name="ce8" office:value-type="date" office:date-value="2024-08-30" calcext:value-type="date">
            <text:p>08/30/24</text:p>
          </table:table-cell>
          <table:table-cell table:style-name="ce8" office:value-type="date" office:date-value="2024-08-31" calcext:value-type="date">
            <text:p>08/31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number-columns-repeated="2"/>
          <table:table-cell table:style-name="ce1" office:value-type="float" office:value="1070" calcext:value-type="float">
            <text:p>1070</text:p>
          </table:table-cell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390" calcext:value-type="float">
            <text:p>390</text:p>
          </table:table-cell>
          <table:table-cell office:value-type="float" office:value="890" calcext:value-type="float">
            <text:p>890</text:p>
          </table:table-cell>
          <table:table-cell office:value-type="float" office:value="3260" calcext:value-type="float">
            <text:p>3260</text:p>
          </table:table-cell>
          <table:table-cell table:style-name="ce1"/>
          <table:table-cell office:value-type="float" office:value="900" calcext:value-type="float">
            <text:p>90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table:number-columns-repeated="12"/>
          <table:table-cell table:style-name="ce11" table:formula="of:=SUM([.E5:.AH5])" office:value-type="float" office:value="18440" calcext:value-type="float">
            <text:p>18440</text:p>
          </table:table-cell>
          <table:table-cell table:style-name="ce1" table:number-columns-repeated="2"/>
          <table:table-cell table:style-name="ce1" table:formula="of:=SUM([.AJ5:.AJ6])" office:value-type="float" office:value="25310" calcext:value-type="float">
            <text:p>2531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 office:value-type="float" office:value="340" calcext:value-type="float">
            <text:p>340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table:style-name="ce1" table:number-columns-repeated="2"/>
          <table:table-cell table:style-name="ce1" office:value-type="float" office:value="350" calcext:value-type="float">
            <text:p>350</text:p>
          </table:table-cell>
          <table:table-cell table:style-name="ce1" table:number-columns-repeated="12"/>
          <table:table-cell table:style-name="ce11" table:formula="of:=SUM([.E6:.AH6])" office:value-type="float" office:value="6870" calcext:value-type="float">
            <text:p>687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3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office:value-type="float" office:value="840" calcext:value-type="float">
            <text:p>840</text:p>
          </table:table-cell>
          <table:table-cell table:style-name="ce2" table:number-columns-repeated="15"/>
          <table:table-cell table:style-name="ce12" table:formula="of:=SUM([.E6:.AH6])" office:value-type="float" office:value="6870" calcext:value-type="float">
            <text:p>68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3"/>
          <table:table-cell table:style-name="ce2" office:value-type="float" office:value="620" calcext:value-type="float">
            <text:p>620</text:p>
          </table:table-cell>
          <table:table-cell table:style-name="ce2" table:number-columns-repeated="4"/>
          <table:table-cell table:style-name="ce2" office:value-type="float" office:value="570" calcext:value-type="float">
            <text:p>57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15"/>
          <table:table-cell table:style-name="ce12" table:formula="of:=SUM([.E7:.AH7])" office:value-type="float" office:value="2410" calcext:value-type="float">
            <text:p>24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3"/>
          <table:table-cell table:style-name="ce2" office:value-type="float" office:value="2480" calcext:value-type="float">
            <text:p>2480</text:p>
          </table:table-cell>
          <table:table-cell table:style-name="ce2" table:number-columns-repeated="4"/>
          <table:table-cell table:style-name="ce2" office:value-type="float" office:value="1260" calcext:value-type="float">
            <text:p>1260</text:p>
          </table:table-cell>
          <table:table-cell table:style-name="ce2" table:number-columns-repeated="4"/>
          <table:table-cell office:value-type="float" office:value="1290" calcext:value-type="float">
            <text:p>1290</text:p>
          </table:table-cell>
          <table:table-cell office:value-type="float" office:value="460" calcext:value-type="float">
            <text:p>460</text:p>
          </table:table-cell>
          <table:table-cell table:style-name="ce2" table:number-columns-repeated="14"/>
          <table:table-cell table:style-name="ce12" table:formula="of:=SUM([.E8:.AH8])" office:value-type="float" office:value="1660" calcext:value-type="float">
            <text:p>16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2" office:value-type="float" office:value="2080" calcext:value-type="float">
            <text:p>2080</text:p>
          </table:table-cell>
          <table:table-cell table:style-name="ce2" table:number-columns-repeated="4"/>
          <table:table-cell table:style-name="ce2" office:value-type="float" office:value="1390" calcext:value-type="float">
            <text:p>1390</text:p>
          </table:table-cell>
          <table:table-cell table:style-name="ce2" table:number-columns-repeated="4"/>
          <table:table-cell office:value-type="float" office:value="1100" calcext:value-type="float">
            <text:p>1100</text:p>
          </table:table-cell>
          <table:table-cell table:style-name="ce2" table:number-columns-repeated="15"/>
          <table:table-cell table:style-name="ce12" table:formula="of:=SUM([.E9:.AH9])" office:value-type="float" office:value="6450" calcext:value-type="float">
            <text:p>64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160" calcext:value-type="float">
            <text:p>160</text:p>
          </table:table-cell>
          <table:table-cell table:style-name="ce2" table:number-columns-repeated="4"/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table:style-name="ce2" table:number-columns-repeated="14"/>
          <table:table-cell table:style-name="ce12" table:formula="of:=SUM([.E10:.AH10])" office:value-type="float" office:value="4860" calcext:value-type="float">
            <text:p>48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3"/>
          <table:table-cell table:style-name="ce2" office:value-type="float" office:value="1080" calcext:value-type="float">
            <text:p>1080</text:p>
          </table:table-cell>
          <table:table-cell table:style-name="ce2" table:number-columns-repeated="4"/>
          <table:table-cell table:style-name="ce2" office:value-type="float" office:value="910" calcext:value-type="float">
            <text:p>910</text:p>
          </table:table-cell>
          <table:table-cell table:style-name="ce2" table:number-columns-repeated="4"/>
          <table:table-cell office:value-type="float" office:value="2390" calcext:value-type="float">
            <text:p>2390</text:p>
          </table:table-cell>
          <table:table-cell table:style-name="ce2" table:number-columns-repeated="15"/>
          <table:table-cell table:style-name="ce12" table:formula="of:=SUM([.E11:.AH11])" office:value-type="float" office:value="1800" calcext:value-type="float">
            <text:p>18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3"/>
          <table:table-cell table:style-name="ce2" office:value-type="float" office:value="1710" calcext:value-type="float">
            <text:p>1710</text:p>
          </table:table-cell>
          <table:table-cell table:style-name="ce2" table:number-columns-repeated="4"/>
          <table:table-cell table:style-name="ce2"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table:style-name="ce2" table:number-columns-repeated="14"/>
          <table:table-cell table:style-name="ce12" table:formula="of:=SUM([.E12:.AH12])" office:value-type="float" office:value="5400" calcext:value-type="float">
            <text:p>5400</text:p>
          </table:table-cell>
          <table:table-cell table:style-name="ce2" table:number-columns-repeated="2"/>
          <table:table-cell table:style-name="ce2" table:formula="of:=SUM([.AJ7:.AJ21])" office:value-type="float" office:value="57750" calcext:value-type="float">
            <text:p>5775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3"/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office:value-type="float" office:value="740" calcext:value-type="float">
            <text:p>740</text:p>
          </table:table-cell>
          <table:table-cell table:style-name="ce2" table:number-columns-repeated="15"/>
          <table:table-cell table:style-name="ce12" table:formula="of:=SUM([.E13:.AH13])" office:value-type="float" office:value="5150" calcext:value-type="float">
            <text:p>51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3"/>
          <table:table-cell table:style-name="ce2" office:value-type="float" office:value="2860" calcext:value-type="float">
            <text:p>2860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530" calcext:value-type="float">
            <text:p>530</text:p>
          </table:table-cell>
          <table:table-cell table:style-name="ce2" table:number-columns-repeated="4"/>
          <table:table-cell office:value-type="float" office:value="3560" calcext:value-type="float">
            <text:p>3560</text:p>
          </table:table-cell>
          <table:table-cell table:style-name="ce2" table:number-columns-repeated="15"/>
          <table:table-cell table:style-name="ce12" table:formula="of:=SUM([.E14:.AH14])" office:value-type="float" office:value="2960" calcext:value-type="float">
            <text:p>29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office:value-type="float" office:value="2070" calcext:value-type="float">
            <text:p>2070</text:p>
          </table:table-cell>
          <table:table-cell table:style-name="ce2" table:number-columns-repeated="15"/>
          <table:table-cell table:style-name="ce12" table:formula="of:=SUM([.E15:.AH15])" office:value-type="float" office:value="8210" calcext:value-type="float">
            <text:p>82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3"/>
          <table:table-cell table:style-name="ce2" office:value-type="float" office:value="220" calcext:value-type="float">
            <text:p>220</text:p>
          </table:table-cell>
          <table:table-cell table:style-name="ce2" table:number-columns-repeated="4"/>
          <table:table-cell table:style-name="ce2" office:value-type="float" office:value="930" calcext:value-type="float">
            <text:p>93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15"/>
          <table:table-cell table:style-name="ce12" table:formula="of:=SUM([.E16:.AH16])" office:value-type="float" office:value="3290" calcext:value-type="float">
            <text:p>32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float" office:value="1060" calcext:value-type="float">
            <text:p>106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15"/>
          <table:table-cell table:style-name="ce12" table:formula="of:=SUM([.E17:.AH17])" office:value-type="float" office:value="2930" calcext:value-type="float">
            <text:p>293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3"/>
          <table:table-cell table:style-name="ce2" office:value-type="float" office:value="190" calcext:value-type="float">
            <text:p>190</text:p>
          </table:table-cell>
          <table:table-cell table:style-name="ce2" table:number-columns-repeated="4"/>
          <table:table-cell table:style-name="ce2" office:value-type="float" office:value="500" calcext:value-type="float">
            <text:p>50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15"/>
          <table:table-cell table:style-name="ce12" table:formula="of:=SUM([.E18:.AH18])" office:value-type="float" office:value="2200" calcext:value-type="float">
            <text:p>22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1190" calcext:value-type="float">
            <text:p>1190</text:p>
          </table:table-cell>
          <table:table-cell table:style-name="ce2" table:number-columns-repeated="4"/>
          <table:table-cell table:style-name="ce2" office:value-type="float" office:value="70" calcext:value-type="float">
            <text:p>70</text:p>
          </table:table-cell>
          <table:table-cell table:style-name="ce2" table:number-columns-repeated="4"/>
          <table:table-cell office:value-type="float" office:value="1040" calcext:value-type="float">
            <text:p>1040</text:p>
          </table:table-cell>
          <table:table-cell table:style-name="ce2" table:number-columns-repeated="15"/>
          <table:table-cell table:style-name="ce12" table:formula="of:=SUM([.E19:.AH19])" office:value-type="float" office:value="1170" calcext:value-type="float">
            <text:p>11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3"/>
          <table:table-cell table:style-name="ce2" office:value-type="float" office:value="880" calcext:value-type="float">
            <text:p>88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80" calcext:value-type="float">
            <text:p>80</text:p>
          </table:table-cell>
          <table:table-cell table:style-name="ce2" table:number-columns-repeated="15"/>
          <table:table-cell table:style-name="ce12" table:formula="of:=SUM([.E20:.AH20])" office:value-type="float" office:value="2390" calcext:value-type="float">
            <text:p>239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4"/>
          <table:table-cell table:style-name="ce3" office:value-type="float" office:value="1020" calcext:value-type="float">
            <text:p>1020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830" calcext:value-type="float">
            <text:p>830</text:p>
          </table:table-cell>
          <table:table-cell table:style-name="ce3" table:number-columns-repeated="14"/>
          <table:table-cell table:style-name="ce13" table:formula="of:=SUM([.E21:.AH21])" office:value-type="float" office:value="2030" calcext:value-type="float">
            <text:p>20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350" calcext:value-type="float">
            <text:p>350</text:p>
          </table:table-cell>
          <table:table-cell table:style-name="ce3" table:number-columns-repeated="14"/>
          <table:table-cell table:style-name="ce13" table:formula="of:=SUM([.E22:.AH22])" office:value-type="float" office:value="4540" calcext:value-type="float">
            <text:p>45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2"/>
          <table:table-cell office:value-type="float" office:value="280" calcext:value-type="float">
            <text:p>280</text:p>
          </table:table-cell>
          <table:table-cell table:style-name="ce3" table:number-columns-repeated="14"/>
          <table:table-cell table:style-name="ce13" table:formula="of:=SUM([.E23:.AH23])" office:value-type="float" office:value="1920" calcext:value-type="float">
            <text:p>19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4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460" calcext:value-type="float">
            <text:p>46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14"/>
          <table:table-cell table:style-name="ce13" table:formula="of:=SUM([.E24:.AH24])" office:value-type="float" office:value="5240" calcext:value-type="float">
            <text:p>52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5, Income</text:p>
          </table:table-cell>
          <table:table-cell table:style-name="ce3" table:number-columns-repeated="5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2"/>
          <table:table-cell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1090" calcext:value-type="float">
            <text:p>1090</text:p>
          </table:table-cell>
          <table:table-cell table:style-name="ce3" table:number-columns-repeated="14"/>
          <table:table-cell table:style-name="ce13"/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14"/>
          <table:table-cell table:style-name="ce13" table:formula="of:=SUM([.E25:.AH25])" office:value-type="float" office:value="2170" calcext:value-type="float">
            <text:p>21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3" table:formula="of:=SUM([.E27:.AH27])" office:value-type="float" office:value="860" calcext:value-type="float">
            <text:p>8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table:style-name="ce3" table:number-columns-repeated="2"/>
          <table:table-cell office:value-type="float" office:value="180" calcext:value-type="float">
            <text:p>180</text:p>
          </table:table-cell>
          <table:table-cell table:style-name="ce3" table:number-columns-repeated="14"/>
          <table:table-cell table:style-name="ce13" table:formula="of:=SUM([.E28:.AH28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14"/>
          <table:table-cell table:style-name="ce13" table:formula="of:=SUM([.E29:.AH29])" office:value-type="float" office:value="1850" calcext:value-type="float">
            <text:p>1850</text:p>
          </table:table-cell>
          <table:table-cell table:style-name="ce3" table:number-columns-repeated="2"/>
          <table:table-cell table:style-name="ce3" table:formula="of:=SUM([.AJ22:.AJ47])" office:value-type="float" office:value="63250" calcext:value-type="float">
            <text:p>6325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14"/>
          <table:table-cell table:style-name="ce13" table:formula="of:=SUM([.E30:.AH30])" office:value-type="float" office:value="900" calcext:value-type="float">
            <text:p>9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2"/>
          <table:table-cell office:value-type="float" office:value="190" calcext:value-type="float">
            <text:p>190</text:p>
          </table:table-cell>
          <table:table-cell table:style-name="ce3" table:number-columns-repeated="14"/>
          <table:table-cell table:style-name="ce13" table:formula="of:=SUM([.E31:.AH31])" office:value-type="float" office:value="830" calcext:value-type="float">
            <text:p>8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table:style-name="ce3" table:number-columns-repeated="14"/>
          <table:table-cell table:style-name="ce13" table:formula="of:=SUM([.E32:.AH32])" office:value-type="float" office:value="2480" calcext:value-type="float">
            <text:p>24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14"/>
          <table:table-cell table:style-name="ce13" table:formula="of:=SUM([.E33:.AH33])" office:value-type="float" office:value="1310" calcext:value-type="float">
            <text:p>1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4"/>
          <table:table-cell table:style-name="ce3" office:value-type="float" office:value="730" calcext:value-type="float">
            <text:p>73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14"/>
          <table:table-cell table:style-name="ce13" table:formula="of:=SUM([.E34:.AH34])" office:value-type="float" office:value="850" calcext:value-type="float">
            <text:p>8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14"/>
          <table:table-cell table:style-name="ce13" table:formula="of:=SUM([.E35:.AH35])" office:value-type="float" office:value="1470" calcext:value-type="float">
            <text:p>14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14"/>
          <table:table-cell table:style-name="ce13" table:formula="of:=SUM([.E36:.AH36])" office:value-type="float" office:value="1150" calcext:value-type="float">
            <text:p>11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4"/>
          <table:table-cell table:style-name="ce3" office:value-type="float" office:value="1330" calcext:value-type="float">
            <text:p>133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14"/>
          <table:table-cell table:style-name="ce13" table:formula="of:=SUM([.E37:.AH37])" office:value-type="float" office:value="590" calcext:value-type="float">
            <text:p>5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table:number-columns-repeated="14"/>
          <table:table-cell table:style-name="ce13" table:formula="of:=SUM([.E38:.AH38])" office:value-type="float" office:value="6580" calcext:value-type="float">
            <text:p>65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4"/>
          <table:table-cell table:style-name="ce3" office:value-type="float" office:value="1920" calcext:value-type="float">
            <text:p>1920</text:p>
          </table:table-cell>
          <table:table-cell table:style-name="ce3" table:number-columns-repeated="2"/>
          <table:table-cell office:value-type="float" office:value="130" calcext:value-type="float">
            <text:p>130</text:p>
          </table:table-cell>
          <table:table-cell table:style-name="ce3" table:number-columns-repeated="2"/>
          <table:table-cell office:value-type="float" office:value="810" calcext:value-type="float">
            <text:p>810</text:p>
          </table:table-cell>
          <table:table-cell table:style-name="ce3" table:number-columns-repeated="14"/>
          <table:table-cell table:style-name="ce13" table:formula="of:=SUM([.E39:.AH39])" office:value-type="float" office:value="2060" calcext:value-type="float">
            <text:p>20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4"/>
          <table:table-cell table:style-name="ce3" office:value-type="float" office:value="630" calcext:value-type="float">
            <text:p>63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2"/>
          <table:table-cell office:value-type="float" office:value="780" calcext:value-type="float">
            <text:p>780</text:p>
          </table:table-cell>
          <table:table-cell table:style-name="ce3" table:number-columns-repeated="14"/>
          <table:table-cell table:style-name="ce13" table:formula="of:=SUM([.E40:.AH40])" office:value-type="float" office:value="5940" calcext:value-type="float">
            <text:p>59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14"/>
          <table:table-cell table:style-name="ce13" table:formula="of:=SUM([.E41:.AH41])" office:value-type="float" office:value="3740" calcext:value-type="float">
            <text:p>37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4"/>
          <table:table-cell table:style-name="ce3" office:value-type="float" office:value="750" calcext:value-type="float">
            <text:p>75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14"/>
          <table:table-cell table:style-name="ce13" table:formula="of:=SUM([.E42:.AH42])" office:value-type="float" office:value="2280" calcext:value-type="float">
            <text:p>2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470" calcext:value-type="float">
            <text:p>470</text:p>
          </table:table-cell>
          <table:table-cell table:style-name="ce3" table:number-columns-repeated="2"/>
          <table:table-cell office:value-type="float" office:value="250" calcext:value-type="float">
            <text:p>250</text:p>
          </table:table-cell>
          <table:table-cell table:style-name="ce3" table:number-columns-repeated="2"/>
          <table:table-cell office:value-type="float" office:value="760" calcext:value-type="float">
            <text:p>760</text:p>
          </table:table-cell>
          <table:table-cell table:style-name="ce3" table:number-columns-repeated="14"/>
          <table:table-cell table:style-name="ce13" table:formula="of:=SUM([.E43:.AH43])" office:value-type="float" office:value="2230" calcext:value-type="float">
            <text:p>22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500" calcext:value-type="float">
            <text:p>500</text:p>
          </table:table-cell>
          <table:table-cell table:style-name="ce3" table:number-columns-repeated="2"/>
          <table:table-cell office:value-type="float" office:value="740" calcext:value-type="float">
            <text:p>740</text:p>
          </table:table-cell>
          <table:table-cell table:style-name="ce3" office:value-type="float" office:value="4390" calcext:value-type="float">
            <text:p>4390</text:p>
          </table:table-cell>
          <table:table-cell table:style-name="ce3" table:number-columns-repeated="13"/>
          <table:table-cell table:style-name="ce13" table:formula="of:=SUM([.E44:.AH44])" office:value-type="float" office:value="2020" calcext:value-type="float">
            <text:p>20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14"/>
          <table:table-cell table:style-name="ce13" table:formula="of:=SUM([.E45:.AH45])" office:value-type="float" office:value="9410" calcext:value-type="float">
            <text:p>941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3" table:formula="of:=SUM([.E46:.AH46])" office:value-type="float" office:value="800" calcext:value-type="float">
            <text:p>80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5"/>
          <table:table-cell table:formula="of:=SUM([.E47:.AH4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48:.AH4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28"/>
          <table:table-cell table:formula="of:=SUM([.E49:.AH4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0:.AH50])" office:value-type="float" office:value="21300" calcext:value-type="float">
            <text:p>2130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1:.AH5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2:.AH52])" office:value-type="float" office:value="0" calcext:value-type="float">
            <text:p>0</text:p>
          </table:table-cell>
          <table:table-cell table:number-columns-repeated="2"/>
          <table:table-cell table:formula="of:=SUM([.AM5];[.AM13];[.AM30])" office:value-type="float" office:value="146310" calcext:value-type="float">
            <text:p>146310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formula="of:=SUM([.E53:.AH5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4:.AH5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5:.AH5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6:.AH5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7:.AH5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8:.AH5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9:.AH5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0:.AH6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1:.AH6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2:.AH6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3:.AH6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4:.AH6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5:.AH6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6:.AH6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7:.AH6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8:.AH6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9:.AH6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0:.AH7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1:.AH7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2:.AH7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3:.AH7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4:.AH7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5:.AH7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6:.AH7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7:.AH7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8:.AH7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9:.AH7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0:.AH8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1:.AH8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2:.AH8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3:.AH8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4:.AH8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5:.AH8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6:.AH8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7:.AH8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8:.AH8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9:.AH8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0:.AH9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1:.AH9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2:.AH9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3:.AH9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4:.AH9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5:.AH9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6:.AH9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7:.AH9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8:.AH9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9:.AH9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0:.AH10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1:.AH10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2:.AH10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3:.AH10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4:.AH10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5:.AH10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6:.AH10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7:.AH10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8:.AH10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9:.AH10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0:.AH11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1:.AH11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2:.AH11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3:.AH11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4:.AH11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5:.AH11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6:.AH11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7:.AH11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8:.AH11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9:.AH11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0:.AH1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1:.AH1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2:.AH12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3:.AH12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4:.AH12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5:.AH12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6:.AH12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7:.AH12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8:.AH12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9:.AH12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0:.AH13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1:.AH13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2:.AH13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3:.AH13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4:.AH13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5:.AH13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6:.AH13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7:.AH13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8:.AH13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9:.AH139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5:08:39.492057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8-21T11:00:11.298780727</dc:date>
    <meta:editing-duration>P2DT3H50M52S</meta:editing-duration>
    <meta:editing-cycles>8</meta:editing-cycles>
    <meta:generator>LibreOffice/6.4.7.2$Linux_X86_64 LibreOffice_project/40$Build-2</meta:generator>
    <meta:document-statistic meta:table-count="1" meta:cell-count="450" meta:object-count="0"/>
    <meta:user-defined meta:name=""/>
  </office:meta>
</office:document-meta>
</file>